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officeooo:rsid="0016bd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karz zaleca stosowanie aspiryny <text:span text:style-name="T1">dla Marty Zajdy. Dawka 2 razy dziennie, rano, wieczorem. Zalacana umiarkowana aktywnosc fizyczn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58:59.245576862</meta:creation-date>
    <dc:date>2025-11-22T16:00:34.546396120</dc:date>
    <meta:editing-duration>PT1M35S</meta:editing-duration>
    <meta:editing-cycles>1</meta:editing-cycles>
    <meta:document-statistic meta:table-count="0" meta:image-count="0" meta:object-count="0" meta:page-count="1" meta:paragraph-count="1" meta:word-count="17" meta:character-count="131" meta:non-whitespace-character-count="115"/>
    <meta:generator>LibreOffice/25.8.2.2$Linux_X86_64 LibreOffice_project/580$Build-2</meta:generator>
  </office:meta>
</office:document-meta>
</file>